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22pt" style:font-size-asian="22pt" style:font-size-complex="22pt"/>
    </style:style>
    <style:style style:name="P2" style:family="paragraph" style:parent-style-name="Standard">
      <style:text-properties fo:font-size="22pt" officeooo:rsid="001ef5d3" officeooo:paragraph-rsid="001ef5d3" style:font-size-asian="22pt" style:font-size-complex="22pt"/>
    </style:style>
    <style:style style:name="P3" style:family="paragraph" style:parent-style-name="Standard">
      <style:text-properties fo:font-size="20pt" officeooo:rsid="001ef5d3" officeooo:paragraph-rsid="001ef5d3" style:font-size-asian="20pt" style:font-size-complex="20pt"/>
    </style:style>
    <style:style style:name="P4" style:family="paragraph" style:parent-style-name="Heading_20_2">
      <style:text-properties fo:font-size="22pt" style:font-size-asian="22pt" style:font-size-complex="22pt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text-properties fo:font-size="22pt" style:font-size-asian="22pt" style:font-size-complex="22pt"/>
    </style:style>
    <style:style style:name="P7" style:family="paragraph" style:parent-style-name="Text_20_body" style:list-style-name="L2">
      <style:text-properties fo:font-size="22pt" style:font-size-asian="22pt" style:font-size-complex="22pt"/>
    </style:style>
    <style:style style:name="P8" style:family="paragraph" style:parent-style-name="Text_20_body" style:list-style-name="L4">
      <style:text-properties fo:font-size="22pt" style:font-size-asian="22pt" style:font-size-complex="22pt"/>
    </style:style>
    <style:style style:name="P9" style:family="paragraph" style:parent-style-name="Text_20_body" style:list-style-name="L6">
      <style:text-properties fo:font-size="22pt" style:font-size-asian="22pt" style:font-size-complex="22pt"/>
    </style:style>
    <style:style style:name="P10" style:family="paragraph" style:parent-style-name="Text_20_body" style:list-style-name="L8">
      <style:text-properties fo:font-size="22pt" style:font-size-asian="22pt" style:font-size-complex="22pt"/>
    </style:style>
    <style:style style:name="P11" style:family="paragraph" style:parent-style-name="Text_20_body" style:list-style-name="L10">
      <style:text-properties fo:font-size="22pt" style:font-size-asian="22pt" style:font-size-complex="22pt"/>
    </style:style>
    <style:style style:name="P12" style:family="paragraph" style:parent-style-name="Text_20_body" style:list-style-name="L12">
      <style:text-properties fo:font-size="22pt" style:font-size-asian="22pt" style:font-size-complex="22pt"/>
    </style:style>
    <style:style style:name="P13" style:family="paragraph" style:parent-style-name="Text_20_body" style:list-style-name="L14">
      <style:text-properties fo:font-size="22pt" style:font-size-asian="22pt" style:font-size-complex="22pt"/>
    </style:style>
    <style:style style:name="P14" style:family="paragraph" style:parent-style-name="Text_20_body" style:list-style-name="L16">
      <style:text-properties fo:font-size="22pt" style:font-size-asian="22pt" style:font-size-complex="22pt"/>
    </style:style>
    <style:style style:name="P15" style:family="paragraph" style:parent-style-name="Text_20_body" style:list-style-name="L18">
      <style:text-properties fo:font-size="22pt" style:font-size-asian="22pt" style:font-size-complex="22pt"/>
    </style:style>
    <style:style style:name="P16" style:family="paragraph" style:parent-style-name="Text_20_body" style:list-style-name="L20">
      <style:text-properties fo:font-size="22pt" style:font-size-asian="22pt" style:font-size-complex="22pt"/>
    </style:style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7">
      <style:paragraph-properties fo:margin-top="0cm" fo:margin-bottom="0cm" style:contextual-spacing="false"/>
    </style:style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1">
      <style:paragraph-properties fo:margin-top="0cm" fo:margin-bottom="0cm" style:contextual-spacing="false"/>
    </style:style>
    <style:style style:name="P22" style:family="paragraph" style:parent-style-name="Text_20_body" style:list-style-name="L13">
      <style:paragraph-properties fo:margin-top="0cm" fo:margin-bottom="0cm" style:contextual-spacing="false"/>
    </style:style>
    <style:style style:name="P23" style:family="paragraph" style:parent-style-name="Text_20_body" style:list-style-name="L15">
      <style:paragraph-properties fo:margin-top="0cm" fo:margin-bottom="0cm" style:contextual-spacing="false"/>
    </style:style>
    <style:style style:name="P24" style:family="paragraph" style:parent-style-name="Text_20_body" style:list-style-name="L17">
      <style:paragraph-properties fo:margin-top="0cm" fo:margin-bottom="0cm" style:contextual-spacing="false"/>
    </style:style>
    <style:style style:name="P25" style:family="paragraph" style:parent-style-name="Text_20_body" style:list-style-name="L19">
      <style:paragraph-properties fo:margin-top="0cm" fo:margin-bottom="0cm" style:contextual-spacing="false"/>
    </style:style>
    <style:style style:name="P26" style:family="paragraph" style:parent-style-name="Text_20_body" style:list-style-name="L21">
      <style:paragraph-properties fo:margin-top="0cm" fo:margin-bottom="0cm" style:contextual-spacing="false"/>
    </style:style>
    <style:style style:name="P27" style:family="paragraph" style:parent-style-name="Text_20_body">
      <style:text-properties fo:font-size="24pt" officeooo:rsid="001f2ae0" officeooo:paragraph-rsid="001f2ae0" style:font-size-asian="24pt" style:font-size-complex="24pt"/>
    </style:style>
    <style:style style:name="P28" style:family="paragraph" style:parent-style-name="Text_20_body">
      <style:text-properties fo:font-size="24pt" officeooo:rsid="001f2ae0" officeooo:paragraph-rsid="00219a4e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font-size="22pt" fo:language="en" fo:country="US" fo:font-weight="bold" style:font-size-asian="22pt" style:font-size-complex="22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ATHER STATION MONITORING USING IOT</text:p>
      <text:p text:style-name="P3"/>
      <text:p text:style-name="P3"/>
      <text:p text:style-name="P28">Introduction</text:p>
      <text:p text:style-name="P28">Weather Monitoring Systems are used to keep track of the ever-changing weather conditions. The</text:p>
      <text:p text:style-name="P27">information obtained by such sensors is used to report weather and maintain track of environmental</text:p>
      <text:p text:style-name="P27">changes in a given location. Such information is particularly useful in the study of the earth as well as</text:p>
      <text:p text:style-name="P27">the analysis of changing climatic and environmental conditions in a given location. Furthermore, the</text:p>
      <text:p text:style-name="P27">collected data and analytics can be used in a range of applications, including agriculture, geology,</text:p>
      <text:p text:style-name="P27">mining, and building weather forecasting models. A simple weather monitoring system is built in this</text:p>
      <text:p text:style-name="P27"><text:soft-page-break/>project, which can monitor the temperature, humidity, barometric pressure and rain condition of a</text:p>
      <text:p text:style-name="P27">location.</text:p>
      <text:h text:style-name="P1" text:outline-level="2"/>
      <text:h text:style-name="P1" text:outline-level="2"><text:bookmark text:name="what-is-the-esp8266-wifi-module"/>What is the ESP8266 WiFi Module?</text:h>
      <text:p text:style-name="Text_20_body"><text:span text:style-name="T1">The </text:span><text:span text:style-name="Strong_20_Emphasis"><text:span text:style-name="T1">ESP8266</text:span></text:span><text:span text:style-name="T1"> is a low-cost Wi-Fi microcontroller chip developed by </text:span><text:span text:style-name="Strong_20_Emphasis"><text:span text:style-name="T1">Espressif Systems</text:span></text:span><text:span text:style-name="T1">, based in Shanghai, China. It quickly became a game-changer for DIY enthusiasts, IoT developers, and students because it made wireless connectivity both </text:span><text:span text:style-name="Strong_20_Emphasis"><text:span text:style-name="T1">affordable</text:span></text:span><text:span text:style-name="T1"> and </text:span><text:span text:style-name="Strong_20_Emphasis"><text:span text:style-name="T1">easily accessible</text:span></text:span><text:span text:style-name="T1">.</text:span><text:span text:style-name="T2">Wifi modules or wifi microcontrollers are used to </text:span><text:span text:style-name="T3">send and recieve data over Wi-Fi</text:span><text:span text:style-name="T2">. They can also accept commands over the Wi-Fi. Wi-Fi modules are used for communications bewtween devices. They are most commonly used in the field of Internet of Thnigs.</text:span></text:p>
      <text:p text:style-name="P2"/>
      <text:p text:style-name="P2">Key Features: </text:p>
      <text:section text:style-name="Sect1" text:name="aNkZaKvpAvaivr0PmNu82Ak__70">
        <text:list xml:id="list3671713580" text:style-name="L1">
          <text:list-header>
            <text:p text:style-name="P6"/>
          </text:list-header>
        </text:list>
        <text:section text:style-name="Sect1" text:name="aNkZaKvpAvaivr0PmNu82Ak__71">
          <text:list xml:id="list152307542792544" text:continue-numbering="true" text:style-name="L1">
            <text:list-item>
              <text:p text:style-name="P5"><text:span text:style-name="Strong_20_Emphasis"><text:span text:style-name="T1">Wi-Fi Connectivity:</text:span></text:span><text:span text:style-name="T1"> Supports IEEE 802.11 b/g/n standards, operating in the 2.4 GHz band. </text:span></text:p>
            </text:list-item>
          </text:list>
        </text:section>
      </text:section>
      <text:section text:style-name="Sect1" text:name="Section1">
        <text:list xml:id="list1856796361" text:style-name="L2">
          <text:list-item>
            <text:p text:style-name="P7"><text:bookmark text:name="aNkZaKvpAvaivr0PmNu82Ak__71"/></text:p>
          </text:list-item>
        </text:list>
      </text:section>
      <text:section text:style-name="Sect1" text:name="aNkZaKvpAvaivr0PmNu82Ak__74">
        <text:list xml:id="list1406442856" text:style-name="L3">
          <text:list-item>
            <text:p text:style-name="P17"><text:soft-page-break/><text:span text:style-name="Strong_20_Emphasis"><text:span text:style-name="T1">Processor:</text:span></text:span><text:span text:style-name="T1"> 32-bit RISC processor based on Tensilica Xtensa L106. </text:span></text:p>
          </text:list-item>
        </text:list>
      </text:section>
      <text:section text:style-name="Sect1" text:name="Section2">
        <text:list xml:id="list3209670297" text:style-name="L4">
          <text:list-item>
            <text:p text:style-name="P8"><text:bookmark text:name="aNkZaKvpAvaivr0PmNu82Ak__74"/></text:p>
          </text:list-item>
        </text:list>
      </text:section>
      <text:section text:style-name="Sect1" text:name="aNkZaKvpAvaivr0PmNu82Ak__77">
        <text:list xml:id="list406378706" text:style-name="L5">
          <text:list-item>
            <text:p text:style-name="P18"><text:span text:style-name="Strong_20_Emphasis"><text:span text:style-name="T1">Memory:</text:span></text:span><text:span text:style-name="T1"> Includes 32KB instruction RAM, 32KB instruction cache RAM, 80KB user data RAM, and external QSPI flash memory (up to 16MB). </text:span></text:p>
          </text:list-item>
        </text:list>
      </text:section>
      <text:section text:style-name="Sect1" text:name="Section3">
        <text:list xml:id="list2366055632" text:style-name="L6">
          <text:list-item>
            <text:p text:style-name="P9"><text:bookmark text:name="aNkZaKvpAvaivr0PmNu82Ak__77"/></text:p>
          </text:list-item>
        </text:list>
      </text:section>
      <text:section text:style-name="Sect1" text:name="aNkZaKvpAvaivr0PmNu82Ak__80">
        <text:list xml:id="list4027872808" text:style-name="L7">
          <text:list-item>
            <text:p text:style-name="P19"><text:span text:style-name="Strong_20_Emphasis"><text:span text:style-name="T1">Interfaces:</text:span></text:span><text:span text:style-name="T1"> Provides a variety of communication interfaces including SPI, I2C, UART, and I2S. </text:span></text:p>
          </text:list-item>
        </text:list>
      </text:section>
      <text:section text:style-name="Sect1" text:name="Section4">
        <text:list xml:id="list329584346" text:style-name="L8">
          <text:list-item>
            <text:p text:style-name="P10"><text:bookmark text:name="aNkZaKvpAvaivr0PmNu82Ak__80"/></text:p>
          </text:list-item>
        </text:list>
      </text:section>
      <text:section text:style-name="Sect1" text:name="aNkZaKvpAvaivr0PmNu82Ak__83">
        <text:list xml:id="list3428287225" text:style-name="L9">
          <text:list-item>
            <text:p text:style-name="P20"><text:span text:style-name="Strong_20_Emphasis"><text:span text:style-name="T1">Operating Modes:</text:span></text:span><text:span text:style-name="T1"> Can function as a Station (connecting to an existing Wi-Fi network) or a Soft Access Point (creating its own Wi-Fi network). </text:span></text:p>
          </text:list-item>
        </text:list>
      </text:section>
      <text:section text:style-name="Sect1" text:name="Section5">
        <text:list xml:id="list2344637759" text:style-name="L10">
          <text:list-item>
            <text:p text:style-name="P11"><text:bookmark text:name="aNkZaKvpAvaivr0PmNu82Ak__83"/></text:p>
          </text:list-item>
        </text:list>
      </text:section>
      <text:section text:style-name="Sect1" text:name="aNkZaKvpAvaivr0PmNu82Ak__86">
        <text:list xml:id="list3477408318" text:style-name="L11">
          <text:list-item>
            <text:p text:style-name="P21"><text:span text:style-name="Strong_20_Emphasis"><text:span text:style-name="T1">Security:</text:span></text:span><text:span text:style-name="T1"> Supports various security protocols like WEP, WPA, and WPA2. </text:span></text:p>
          </text:list-item>
        </text:list>
      </text:section>
      <text:section text:style-name="Sect1" text:name="Section6">
        <text:list xml:id="list3502648870" text:style-name="L12">
          <text:list-item>
            <text:p text:style-name="P12"><text:bookmark text:name="aNkZaKvpAvaivr0PmNu82Ak__86"/></text:p>
          </text:list-item>
        </text:list>
      </text:section>
      <text:section text:style-name="Sect1" text:name="aNkZaKvpAvaivr0PmNu82Ak__89">
        <text:list xml:id="list3348089684" text:style-name="L13">
          <text:list-item>
            <text:p text:style-name="P22"><text:span text:style-name="Strong_20_Emphasis"><text:span text:style-name="T1">GPIO Pins:</text:span></text:span><text:span text:style-name="T1"> Features multiple GPIO pins for controlling digital I/O, which can be configured for various functions like I2C, I2S, UART, PWM, etc. </text:span></text:p>
          </text:list-item>
        </text:list>
      </text:section>
      <text:section text:style-name="Sect1" text:name="Section7">
        <text:list xml:id="list3661082549" text:style-name="L14">
          <text:list-item>
            <text:p text:style-name="P13"><text:bookmark text:name="aNkZaKvpAvaivr0PmNu82Ak__89"/></text:p>
          </text:list-item>
        </text:list>
      </text:section>
      <text:section text:style-name="Sect1" text:name="aNkZaKvpAvaivr0PmNu82Ak__92">
        <text:list xml:id="list1808883989" text:style-name="L15">
          <text:list-item>
            <text:p text:style-name="P23"><text:soft-page-break/><text:span text:style-name="Strong_20_Emphasis"><text:span text:style-name="T1">ADC:</text:span></text:span><text:span text:style-name="T1"> Includes a 10-bit ADC for reading analog inputs. </text:span></text:p>
          </text:list-item>
        </text:list>
      </text:section>
      <text:section text:style-name="Sect1" text:name="Section8">
        <text:list xml:id="list1270992788" text:style-name="L16">
          <text:list-item>
            <text:p text:style-name="P14"><text:bookmark text:name="aNkZaKvpAvaivr0PmNu82Ak__92"/></text:p>
          </text:list-item>
        </text:list>
      </text:section>
      <text:section text:style-name="Sect1" text:name="aNkZaKvpAvaivr0PmNu82Ak__95">
        <text:list xml:id="list1438807253" text:style-name="L17">
          <text:list-item>
            <text:p text:style-name="P24"><text:span text:style-name="Strong_20_Emphasis"><text:span text:style-name="T1">Power Consumption:</text:span></text:span><text:span text:style-name="T1"> Designed for low power consumption, making it suitable for battery-operated devices. </text:span></text:p>
          </text:list-item>
        </text:list>
      </text:section>
      <text:section text:style-name="Sect1" text:name="Section9">
        <text:list xml:id="list2232502342" text:style-name="L18">
          <text:list-item>
            <text:p text:style-name="P15"><text:bookmark text:name="aNkZaKvpAvaivr0PmNu82Ak__95"/></text:p>
          </text:list-item>
        </text:list>
      </text:section>
      <text:section text:style-name="Sect1" text:name="aNkZaKvpAvaivr0PmNu82Ak__98">
        <text:list xml:id="list3664642059" text:style-name="L19">
          <text:list-item>
            <text:p text:style-name="P25"><text:span text:style-name="Strong_20_Emphasis"><text:span text:style-name="T1">Programming:</text:span></text:span><text:span text:style-name="T1"> Can be programmed using languages like Arduino, </text:span><text:a xlink:type="simple" xlink:href="https://docs.micropython.org/en/v1.17/esp8266/tutorial/intro.html" text:style-name="Internet_20_link" text:visited-style-name="Visited_20_Internet_20_Link"><text:span text:style-name="T1">MicroPython</text:span></text:a><text:span text:style-name="T1">, and Lua. </text:span></text:p>
          </text:list-item>
        </text:list>
      </text:section>
      <text:section text:style-name="Sect1" text:name="Section10">
        <text:list xml:id="list3000598237" text:style-name="L20">
          <text:list-item>
            <text:p text:style-name="P16"><text:bookmark text:name="aNkZaKvpAvaivr0PmNu82Ak__98"/></text:p>
          </text:list-item>
        </text:list>
      </text:section>
      <text:section text:style-name="Sect1" text:name="aNkZaKvpAvaivr0PmNu82Ak__101">
        <text:list xml:id="list266126507" text:style-name="L21">
          <text:list-item>
            <text:p text:style-name="P26"><text:span text:style-name="Strong_20_Emphasis"><text:span text:style-name="T1">Applications:</text:span></text:span><text:span text:style-name="T1"> Commonly used in IoT applications, including smart home automation, remote devices, and data logging. </text:span></text:p>
          </text:list-item>
        </text:list>
      </text:section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6T22:13:03.744525413</meta:creation-date>
    <meta:editing-duration>PT9M14S</meta:editing-duration>
    <meta:editing-cycles>2</meta:editing-cycles>
    <meta:generator>LibreOffice/7.3.7.2$Linux_X86_64 LibreOffice_project/30$Build-2</meta:generator>
    <dc:date>2025-05-07T15:23:05.914075193</dc:date>
    <meta:document-statistic meta:table-count="0" meta:image-count="0" meta:object-count="0" meta:page-count="4" meta:paragraph-count="35" meta:word-count="382" meta:character-count="2437" meta:non-whitespace-character-count="2089"/>
  </office:meta>
</office:document-meta>
</file>